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5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EXERCICE 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<text:s/>Co = C - (C * i * n) /360 <text:s text:c="102"/></text:p>
          </table:table-cell>
        </table:table-row>
        <table:table-row table:style-name="ro1">
          <table:table-cell office:value-type="string" calcext:value-type="string">
            <text:p>C=760 €</text:p>
          </table:table-cell>
        </table:table-row>
        <table:table-row table:style-name="ro1">
          <table:table-cell office:value-type="string" calcext:value-type="string">
            <text:p>I=0,15%</text:p>
          </table:table-cell>
        </table:table-row>
        <table:table-row table:style-name="ro1">
          <table:table-cell office:value-type="string" calcext:value-type="string">
            <text:p>Co = 760 - (760 * 0.15 * 123)/36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 = 36,8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XERCICE 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Option 1 - Traite de nominal 7 000 € :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Capital (C) = 7 000 € 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Taux d'intérêt (i) = 12% par an 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Durée (n) = 30 jours 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Commission = 4,60 € 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=C*(i*n)/(360)​+Commission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=7000*(0,12*30)/(360) +4,6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2" office:value-type="string" calcext:value-type="string">
            <text:p>Option 2 - Découvert de 3 000 € pour 7 jours : 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Capital (C) = 3 000 € 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Taux d'intérêt (i) = 18% 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Durée (n) = 7 jours 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=3000*(0,18*7)/36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XERCICE 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=c*i*n/10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pital initial (C) = 30 000 €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ux d'intérêt (i) = 8%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érêt (I) = 1 200 €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= I×100/C*i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=1200*100/30000*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=n=0,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6 mois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XERCICE 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=c*i*n/10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apital initial (C) = 20 000 €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Durée (n) = 6 mois 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ntérêt (I) = 1 000 €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=(1000*100)/20000*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=100000/12000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=0,8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XERCICE 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=c*i*n/10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urée (n) = 8 moi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ux d'intérêt (i) = 8%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térêt (I) = 2 000 €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=I*100/i*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=2000*100/8*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=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04:15:24.533000000</meta:creation-date>
    <dc:date>2024-01-29T04:55:56.600000000</dc:date>
    <meta:editing-duration>PT40M32S</meta:editing-duration>
    <meta:editing-cycles>3</meta:editing-cycles>
    <meta:generator>LibreOffice/7.6.2.1$Windows_X86_64 LibreOffice_project/56f7684011345957bbf33a7ee678afaf4d2ba333</meta:generator>
    <meta:document-statistic meta:table-count="1" meta:cell-count="44" meta:object-count="0"/>
  </office:meta>
</office:document-meta>
</file>